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style:font-size-asian="14pt" style:font-size-complex="14pt"/>
    </style:style>
    <style:style style:name="T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000000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color="#000000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Shell-Skripte Teil 2</text:span><text:span text:style-name="T1"><text:line-break/><text:line-break/></text:span><text:span text:style-name="T4">Sie haben bereits Ihr erstes Shell-Skript geschrieben. Möglicherweise möchten Sie es behalten. <text:line-break/>Sie können Ihre Funktionen auch (einzeln) als Datei speichern;<text:line-break/>einfach mit nano oder vi erstellen.<text:line-break/><text:line-break/></text:span><text:span text:style-name="T2">nano addiere<text:line-break/>function addiere ()<text:line-break/>{<text:line-break/>let summe=$1+$2<text:line-break/>echo -e „Die Summe ist $summe“<text:line-break/>}<text:line-break/><text:line-break/></text:span><text:span text:style-name="T4"><text:line-break/>Manchmal möchten wir Kommandos verketten. Wir kennen bereits die Zeichen für Umleitungen. Diese können wir auch hier nutzen.<text:line-break/>Das Semikolon, um einen Befehl nach dem anderen auszuführen: <text:line-break/><text:line-break/></text:span><text:span text:style-name="T2">df -h;free -m</text:span><text:span text:style-name="T4"><text:line-break/><text:line-break/>Oder wir möchten das Befehl 2 nur nach erfolgreichem Befehl 1 startet z.B. löschen der Daten erst nach erfolgreicher Archivierung:<text:line-break/><text:line-break/></text:span><text:span text:style-name="T2">tar -czf archiv.tar.gz *.doc &amp;&amp; rm *.doc </text:span><text:span text:style-name="T4"><text:line-break/><text:line-break/>Oder wir möchten das Befehl 2 nur nach fehlerhaftem Befehl 1 startet z.B. Ausgabe einer Fehlermeldung:<text:line-break/><text:line-break/></text:span><text:span text:style-name="T2">tar -czf archiv.tar.gz *.doc || echo FEHLER <text:line-break/><text:line-break/><text:line-break/></text:span><text:span text:style-name="T4">Ein Skript ist zunächst einmal „nur“ eine Textdatei und ist so nicht ausführbar. <text:s/><text:line-break/><text:line-break/></text:span><text:span text:style-name="T2">nano add<text:line-break/># Addiert 2 Werte<text:line-break/>let summe=$1+$2<text:line-break/>echo „Die Summe aus $1 und $2 ist $summe.“</text:span><text:span text:style-name="T4"><text:line-break/><text:line-break/><text:line-break/><text:line-break/></text:span><text:soft-page-break/><text:span text:style-name="T4">Mit dem Befehl source können wir diese Textdatei ausführen.<text:line-break/>Source &lt;Dateipfad/-name&gt; &lt;die beiden Werte&gt; <text:line-break/><text:line-break/></text:span><text:span text:style-name="T2">source add 2 3<text:line-break/></text:span><text:span text:style-name="T4">oder</text:span><text:span text:style-name="T2"><text:line-break/>. add 2 3</text:span><text:span text:style-name="T4"><text:line-break/><text:line-break/><text:line-break/>Es geht noch eleganter :)<text:line-break/><text:line-break/>Wir machen diese Textdatei einfach ausführbar. <text:line-break/><text:line-break/></text:span><text:span text:style-name="T2">ls -l<text:tab/></text:span><text:span text:style-name="T4"><text:tab/>zeigt uns nämlich das sie es nicht ist<text:line-break/><text:line-break/>Jetzt sind wir großzügig und vergeben Ausführrechte für alle.<text:line-break/><text:line-break/></text:span><text:span text:style-name="T2">chmod a+x add<text:line-break/>ls -l</text:span><text:span text:style-name="T4"><text:line-break/><text:line-break/>Idealerweise fügen wir vorher noch die shebangzeile ein um der shell mit #! zu zeigen das es eine ausführbare Datei ist (es wird eine neue shell aufgerufen – ggf. shellvariablen vorher exportieren oder in /tmp zwischenspeichern).<text:line-break/><text:line-break/>#!/bin/bash<text:line-break/></text:span><text:span text:style-name="T2"># Addiert 2 Werte<text:line-break/>let summe=$1+$2<text:line-break/>echo „Die Summe aus $1 und $2 ist $summe.“<text:line-break/><text:line-break/>./add 3 6<text:line-break/><text:line-break/></text:span><text:span text:style-name="T4">Die Summe aus 3 und 6 ist 1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8-29T08:37:32.80</meta:creation-date>
    <dc:date>2019-08-29T11:33:22.74</dc:date>
    <meta:editing-duration>PT2H54M49S</meta:editing-duration>
    <meta:editing-cycles>4</meta:editing-cycles>
    <meta:generator>OpenOffice/4.1.6$Win32 OpenOffice.org_project/416m1$Build-9790</meta:generator>
    <meta:document-statistic meta:table-count="0" meta:image-count="0" meta:object-count="0" meta:page-count="2" meta:paragraph-count="1" meta:word-count="276" meta:character-count="1711"/>
  </office:meta>
</office:document-meta>
</file>